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dotted"/>
          <style:tab-stop style:position="6in" style:leader-style="wave"/>
        </style:tab-stops>
      </style:paragraph-properties>
    </style:style>
    <style:style style:name="P2" style:family="paragraph">
      <style:paragraph-properties>
        <style:tab-stops>
          <style:tab-stop style:position="3in" style:leader-style="solid"/>
        </style:tab-stops>
      </style:paragraph-properties>
    </style:style>
    <style:style style:name="P3" style:family="paragraph">
      <style:paragraph-properties>
        <style:tab-stops>
          <style:tab-stop style:position="3in" style:leader-style="wave"/>
        </style:tab-stops>
      </style:paragraph-properties>
    </style:style>
  </office:automatic-styles>
  <office:body>
    <office:text>
      <text:p text:style-name="P1">
     this is (tab)<text:tab/>an example of (tab)<text:tab/>paragraph with tab stop at 3in/6in, whose first leader line style is dotted and the second is wave.
   </text:p>
      <text:p text:style-name="P2">
     this is (tab)<text:tab/>an example of (tab)<text:tab/>paragraph with tab stop at 3in, whose leader line style is solid.
   </text:p>
      <text:p text:style-name="P3">
   this is (tab)<text:tab/>an example of (tab)<text:tab/>paragraph with tab stop at 3in, whose leader line style is wav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